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5cm" fo:min-width="4.9cm"/>
    </style:style>
    <style:style style:name="gr2" style:family="graphic" style:parent-style-name="standard">
      <style:graphic-properties draw:fill-color="#669900" draw:textarea-horizontal-align="justify" draw:textarea-vertical-align="middle" draw:auto-grow-height="false" fo:min-height="2.5cm" fo:min-width="2.45cm"/>
    </style:style>
    <style:style style:name="gr3" style:family="graphic" style:parent-style-name="standard">
      <style:graphic-properties draw:textarea-horizontal-align="justify" draw:textarea-vertical-align="middle" draw:auto-grow-height="false" fo:min-height="2.05cm" fo:min-width="6.25cm"/>
    </style:style>
    <style:style style:name="gr4" style:family="graphic" style:parent-style-name="standard">
      <style:graphic-properties draw:textarea-horizontal-align="justify" draw:textarea-vertical-align="middle" draw:auto-grow-height="false" fo:min-height="2.05cm" fo:min-width="5.3cm"/>
    </style:style>
    <style:style style:name="gr5" style:family="graphic" style:parent-style-name="standard">
      <style:graphic-properties draw:fill-color="#669900" draw:textarea-horizontal-align="justify" draw:textarea-vertical-align="middle" draw:auto-grow-height="false" fo:min-height="2.25cm" fo:min-width="2cm"/>
    </style:style>
    <style:style style:name="gr6" style:family="graphic" style:parent-style-name="standard">
      <style:graphic-properties draw:fill-color="#cc9900" draw:textarea-horizontal-align="justify" draw:textarea-vertical-align="middle" draw:auto-grow-height="false" fo:min-height="0.687cm" fo:min-width="4.954cm"/>
    </style:style>
    <style:style style:name="gr7" style:family="graphic" style:parent-style-name="standard" style:list-style-name="L2">
      <style:graphic-properties draw:fill-color="#cc9900" draw:textarea-horizontal-align="justify" draw:textarea-vertical-align="middle" draw:auto-grow-height="false" fo:min-height="1.093cm" fo:min-width="4.54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2.05cm" fo:min-width="5.8cm"/>
    </style:style>
    <style:style style:name="gr11" style:family="graphic" style:parent-style-name="objectwithoutfill">
      <style:graphic-properties draw:marker-end="Arrow" draw:marker-end-width="0.3cm" draw:fill="none" draw:textarea-vertical-align="bottom"/>
    </style:style>
    <style:style style:name="gr12" style:family="graphic" style:parent-style-name="standard">
      <style:graphic-properties draw:stroke="none" svg:stroke-color="#000000" draw:fill="none" draw:fill-color="#ffffff" fo:min-height="0.75cm"/>
    </style:style>
    <style:style style:name="gr13" style:family="graphic" style:parent-style-name="standard">
      <style:graphic-properties draw:stroke="none" svg:stroke-color="#000000" draw:fill="none" draw:fill-color="#ffffff" fo:min-height="3.076cm"/>
    </style:style>
    <style:style style:name="P1" style:family="paragraph">
      <style:paragraph-properties fo:text-align="center"/>
    </style:style>
    <style:style style:name="P2" style:family="paragraph">
      <loext:graphic-properties draw:fill-color="#669900"/>
      <style:paragraph-properties fo:text-align="center"/>
    </style:style>
    <style:style style:name="P3" style:family="paragraph">
      <loext:graphic-properties draw:fill-color="#cc9900"/>
      <style:paragraph-properties fo:text-align="center"/>
    </style:style>
    <style:style style:name="P4" style:family="paragraph">
      <style:paragraph-properties fo:margin-top="0cm" fo:margin-bottom="0cm" fo:text-align="center"/>
    </style:style>
    <style:style style:name="P5" style:family="paragraph">
      <loext:graphic-properties draw:fill-color="#cc9900"/>
      <style:paragraph-properties fo:margin-top="0cm" fo:margin-bottom="0cm"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font-weight="bold" fo:background-color="#ffffff" style:font-weight-asian="bold" style:font-weight-complex="bold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fo:text-align="start"/>
      <style:text-properties fo:font-weight="bold" fo:background-color="#ffffff" style:font-weight-asian="bold" style:font-weight-complex="bold"/>
    </style:style>
    <style:style style:name="P10" style:family="paragraph">
      <style:text-properties fo:background-color="#dddddd"/>
    </style:style>
    <style:style style:name="P11" style:family="paragraph">
      <loext:graphic-properties draw:fill="none" draw:fill-color="#ffffff"/>
      <style:text-properties fo:background-color="#dddddd"/>
    </style:style>
    <style:style style:name="P12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3" style:family="paragraph">
      <loext:graphic-properties draw:fill="none" draw:fill-color="#ffffff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weight="bold" fo:background-color="#ffffff" style:font-weight-asian="bold" style:font-weight-complex="bold"/>
    </style:style>
    <style:style style:name="T2" style:family="text">
      <style:text-properties fo:background-color="#ddddd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5.4cm" svg:height="2.1cm" svg:x="2.3cm" svg:y="5cm">
          <text:p text:style-name="P1">Realização da</text:p>
          <text:p text:style-name="P1">Bateria de testes.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5.9cm" svg:height="5.5cm" svg:x="1.8cm" svg:y="7.7cm">
          <text:p text:style-name="P1"><text:s/>Checagem de </text:p>
          <text:p text:style-name="P1">Resultados.</text:p>
          <text:p text:style-name="P1">Satisfatório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5" draw:id="id5" draw:layer="layout" svg:width="6.75cm" svg:height="2.3cm" svg:x="10.5cm" svg:y="9.5cm">
          <text:p text:style-name="P1">Requerimento de </text:p>
          <text:p text:style-name="P1">correção </text:p>
          <text:p text:style-name="P1">(Pivotal e Slack)</text:p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5.8cm" svg:height="2.3cm" svg:x="11.05cm" svg:y="14.1cm">
          <text:p text:style-name="P1">Correção de falhas.</text:p>
          <draw:enhanced-geometry svg:viewBox="0 0 21600 21600" draw:type="rectangle" draw:enhanced-path="M 0 0 L 21600 0 21600 21600 0 21600 0 0 Z N"/>
        </draw:custom-shape>
        <draw:custom-shape draw:style-name="gr5" draw:text-style-name="P2" xml:id="id4" draw:id="id4" draw:layer="layout" svg:width="5cm" svg:height="5cm" svg:x="1.9cm" svg:y="15.4cm">
          <text:p text:style-name="P1">Liberação </text:p>
          <text:p text:style-name="P1">Prof. Hairon.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3" xml:id="id12" draw:id="id12" draw:layer="layout" svg:width="5.84cm" svg:height="1.323cm" svg:x="1.125cm" svg:y="27.115cm">
          <text:p text:style-name="P1">Upload.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1" draw:id="id1" draw:layer="layout" svg:width="5.6cm" svg:height="1.899cm" svg:x="2.5cm" svg:y="2.201cm">
          <text:p text:style-name="P4">Recebimento </text:p>
          <text:p text:style-name="P4">de nova versão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svg:x1="5.3cm" svg:y1="4.1cm" svg:x2="5cm" svg:y2="5cm" draw:start-shape="id1" draw:start-glue-point="2" draw:end-shape="id2" draw:end-glue-point="0" svg:d="M5300 4100v450h-300v450" svg:viewBox="0 0 301 901">
          <text:p/>
        </draw:connector>
        <draw:connector draw:style-name="gr8" draw:text-style-name="P6" draw:layer="layout" svg:x1="5cm" svg:y1="7.1cm" svg:x2="4.75cm" svg:y2="7.7cm" draw:start-shape="id2" draw:start-glue-point="2" draw:end-shape="id3" draw:end-glue-point="4" svg:d="M5000 7100v300h-250v300" svg:viewBox="0 0 251 601">
          <text:p/>
        </draw:connector>
        <draw:connector draw:style-name="gr9" draw:text-style-name="P7" draw:layer="layout" svg:x1="4.75cm" svg:y1="13.2cm" svg:x2="4.4cm" svg:y2="15.4cm" draw:start-shape="id3" draw:start-glue-point="6" draw:end-shape="id4" draw:end-glue-point="4" svg:d="M4750 13200v1101h-350v1099" svg:viewBox="0 0 351 2201">
          <text:p text:style-name="P1"><text:span text:style-name="T1">Sim</text:span></text:p>
        </draw:connector>
        <draw:connector draw:style-name="gr9" draw:text-style-name="P7" draw:layer="layout" svg:x1="7.7cm" svg:y1="10.45cm" svg:x2="10.5cm" svg:y2="10.65cm" draw:start-shape="id3" draw:end-shape="id5" draw:end-glue-point="3" svg:d="M7700 10450h1401v200h1399" svg:viewBox="0 0 2801 201">
          <text:p text:style-name="P1"><text:span text:style-name="T1"><text:s/></text:span><text:span text:style-name="T1">Não </text:span></text:p>
        </draw:connector>
        <draw:connector draw:style-name="gr8" draw:text-style-name="P6" draw:layer="layout" svg:x1="13.875cm" svg:y1="11.8cm" svg:x2="13.95cm" svg:y2="14.1cm" draw:start-shape="id5" draw:start-glue-point="2" draw:end-shape="id6" svg:d="M13875 11800v1150h75v1150" svg:viewBox="0 0 76 2301">
          <text:p/>
        </draw:connector>
        <draw:connector draw:style-name="gr9" draw:text-style-name="P9" draw:layer="layout" draw:line-skew="0.098cm 1.749cm" svg:x1="4.4cm" svg:y1="20.4cm" svg:x2="17.25cm" svg:y2="10.65cm" draw:start-shape="id4" draw:start-glue-point="6" draw:end-shape="id5" draw:end-glue-point="1" svg:d="M4400 20400v600h15100v-10350h-2250" svg:viewBox="0 0 15101 10351">
          <text:p text:style-name="P8"><text:span text:style-name="T1"/></text:p>
          <text:p text:style-name="P8"><text:span text:style-name="T1"/></text:p>
          <text:p text:style-name="P8"><text:span text:style-name="T1"/></text:p>
          <text:p text:style-name="P8"><text:span text:style-name="T1"/></text:p>
          <text:p text:style-name="P8"><text:span text:style-name="T1"/></text:p>
          <text:p text:style-name="P8"><text:span text:style-name="T1"/></text:p>
          <text:p text:style-name="P8"><text:span text:style-name="T1"/></text:p>
          <text:p text:style-name="P8"><text:span text:style-name="T1"/></text:p>
          <text:p text:style-name="P8"><text:span text:style-name="T1"/></text:p>
          <text:p text:style-name="P8"><text:span text:style-name="T1"/></text:p>
          <text:p text:style-name="P8"><text:span text:style-name="T1"/></text:p>
          <text:p text:style-name="P8"><text:span text:style-name="T1"/></text:p>
          <text:p text:style-name="P8"><text:span text:style-name="T1"/></text:p>
          <text:p text:style-name="P8"><text:span text:style-name="T1"/></text:p>
          <text:p text:style-name="P8"><text:span text:style-name="T1"/></text:p>
          <text:p text:style-name="P8"><text:span text:style-name="T1"><text:tab/></text:span><text:span text:style-name="T1"> </text:span><text:span text:style-name="T1">Não </text:span></text:p>
        </draw:connector>
        <draw:custom-shape draw:style-name="gr6" draw:text-style-name="P3" xml:id="id9" draw:id="id9" draw:layer="layout" svg:width="5.84cm" svg:height="1.323cm" svg:x="7.594cm" svg:y="27.115cm">
          <text:p text:style-name="P1">Divulgação.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7" draw:id="id7" draw:layer="layout" svg:width="5.8cm" svg:height="2.3cm" svg:x="11.05cm" svg:y="17.8cm">
          <text:p text:style-name="P1">Realização de nova</text:p>
          <text:p text:style-name="P1">bateria de testes.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draw:type="line" svg:x1="13.95cm" svg:y1="16.4cm" svg:x2="13.95cm" svg:y2="17.8cm" draw:start-shape="id6" draw:start-glue-point="2" draw:end-shape="id7" draw:end-glue-point="0" svg:d="M13950 16400v1400" svg:viewBox="0 0 1 1401">
          <text:p/>
        </draw:connector>
        <draw:connector draw:style-name="gr8" draw:text-style-name="P6" draw:layer="layout" svg:x1="11.05cm" svg:y1="18.95cm" svg:x2="6.9cm" svg:y2="17.9cm" draw:start-shape="id7" draw:start-glue-point="3" draw:end-shape="id4" svg:d="M11050 18950h-2074v-1050h-2076" svg:viewBox="0 0 4151 1051">
          <text:p/>
        </draw:connector>
        <draw:custom-shape draw:style-name="gr6" draw:text-style-name="P3" xml:id="id11" draw:id="id11" draw:layer="layout" svg:width="5.84cm" svg:height="1.323cm" svg:x="14.06cm" svg:y="27.115cm">
          <text:p text:style-name="P1">Cristalização </text:p>
          <text:p text:style-name="P1">do Ambiente.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8" draw:id="id8" draw:layer="layout" svg:width="6.3cm" svg:height="2.3cm" svg:x="7.6cm" svg:y="23.3cm">
          <text:p text:style-name="P1">Liberação da versão.</text:p>
          <draw:enhanced-geometry svg:viewBox="0 0 21600 21600" draw:type="rectangle" draw:enhanced-path="M 0 0 L 21600 0 21600 21600 0 21600 0 0 Z N"/>
        </draw:custom-shape>
        <draw:connector draw:style-name="gr8" draw:text-style-name="P6" xml:id="id10" draw:id="id10" draw:layer="layout" svg:x1="10.75cm" svg:y1="25.6cm" svg:x2="10.514cm" svg:y2="27.115cm" draw:start-shape="id8" draw:start-glue-point="2" draw:end-shape="id9" draw:end-glue-point="0" svg:d="M10750 25600v757h-236v758" svg:viewBox="0 0 237 1516">
          <text:p/>
        </draw:connector>
        <draw:connector draw:style-name="gr8" draw:text-style-name="P6" draw:layer="layout" svg:x1="10.632cm" svg:y1="26.357cm" svg:x2="16.98cm" svg:y2="27.115cm" draw:start-shape="id10" draw:start-glue-point="0" draw:end-shape="id11" draw:end-glue-point="0" svg:d="M10632 26357h6348v758" svg:viewBox="0 0 6349 759">
          <text:p/>
        </draw:connector>
        <draw:connector draw:style-name="gr8" draw:text-style-name="P6" draw:layer="layout" svg:x1="10.632cm" svg:y1="26.357cm" svg:x2="4.045cm" svg:y2="27.115cm" draw:start-shape="id10" draw:start-glue-point="0" draw:end-shape="id12" draw:end-glue-point="0" svg:d="M10632 26357h-6587v758" svg:viewBox="0 0 6588 759">
          <text:p/>
        </draw:connector>
        <draw:connector draw:style-name="gr11" draw:text-style-name="P7" draw:layer="layout" draw:line-skew="0.799cm" svg:x1="4.4cm" svg:y1="20.4cm" svg:x2="10.75cm" svg:y2="23.3cm" draw:start-shape="id4" draw:start-glue-point="6" draw:end-shape="id8" svg:d="M4400 20400v2250h6350v650" svg:viewBox="0 0 6351 2901">
          <text:p text:style-name="P1"><text:span text:style-name="T1"><text:s/></text:span><text:span text:style-name="T1">Sim </text:span></text:p>
        </draw:connector>
        <draw:frame draw:style-name="gr12" draw:text-style-name="P11" draw:layer="layout" svg:width="5.3cm" svg:height="1cm" svg:x="7.8cm" svg:y="5.3cm">
          <draw:text-box>
            <text:p text:style-name="P10"><text:span text:style-name="T2">Segundas.</text:span></text:p>
          </draw:text-box>
        </draw:frame>
        <draw:frame draw:style-name="gr12" draw:text-style-name="P11" draw:layer="layout" svg:width="5.3cm" svg:height="1cm" svg:x="16.671cm" svg:y="18.777cm">
          <draw:text-box>
            <text:p text:style-name="P10"><text:span text:style-name="T2">Sextas.</text:span></text:p>
          </draw:text-box>
        </draw:frame>
        <draw:frame draw:style-name="gr12" draw:text-style-name="P11" draw:layer="layout" svg:width="5.3cm" svg:height="2.384cm" svg:x="13.7cm" svg:y="23.4cm">
          <draw:text-box>
            <text:p text:style-name="P10"><text:span text:style-name="T2">Segunda após o recebimento da versão.</text:span></text:p>
          </draw:text-box>
        </draw:frame>
        <draw:frame draw:style-name="gr13" draw:text-style-name="P13" draw:layer="layout" svg:width="10.4cm" svg:height="3.326cm" svg:x="9.2cm" svg:y="1.6cm">
          <draw:text-box>
            <text:p text:style-name="P12"><text:span text:style-name="T3">Diagrama do processo de testes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6T11:38:51.025557589</meta:creation-date>
    <meta:editing-duration>PT12M37S</meta:editing-duration>
    <meta:editing-cycles>10</meta:editing-cycles>
    <meta:generator>LibreOffice/5.1.6.2$Linux_X86_64 LibreOffice_project/10m0$Build-2</meta:generator>
    <dc:date>2019-02-16T11:51:35.046757680</dc:date>
    <meta:document-statistic meta:object-count="27"/>
  </office:meta>
</office:document-meta>
</file>